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ICOLA DON ESTRADA SAC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ESCANO PALACIOS FIDEL ERNES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9732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JIMENEZ ROJAS DARWIN</text:p>
          </table:table-cell>
          <table:covered-table-cell/>
          <table:covered-table-cell/>
          <table:table-cell table:style-name="Tabla1.E3" table:number-columns-spanned="2" office:value-type="string">
            <text:p text:style-name="P9">DNI:8022351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5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01:07:5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